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Regular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Courier 10 Pitch" svg:font-family="'Courier 10 Pitch'" style:font-pitch="fixed"/>
    <style:font-face style:name="CM LaTeX Typewriter1" svg:font-family="'CM LaTeX Typewriter'" style:font-family-generic="modern" style:font-pitch="fixed"/>
    <style:font-face style:name="Arial5" svg:font-family="Arial" style:font-pitch="variable"/>
    <style:font-face style:name="CM Caps and Small Caps" svg:font-family="'CM Caps and Small Caps'" style:font-pitch="variable"/>
    <style:font-face style:name="CM Concrete Caps and Small Caps" svg:font-family="'CM Concrete Caps and Small Caps'" style:font-pitch="variable"/>
    <style:font-face style:name="Arial4" svg:font-family="Arial" style:font-family-generic="modern" style:font-pitch="variable"/>
    <style:font-face style:name="CM LaTeX Typewriter" svg:font-family="'CM LaTeX Typewriter'" style:font-family-generic="modern" style:font-pitch="variable"/>
    <style:font-face style:name="Arial" svg:font-family="Arial" style:font-family-generic="roman" style:font-pitch="variable"/>
    <style:font-face style:name="CM Bright Semibold" svg:font-family="'CM Bright Semibold'" style:font-family-generic="roman" style:font-pitch="variable"/>
    <style:font-face style:name="CM Bright Semibold1" svg:font-family="'CM Bright Semibold'" style:font-adornments="Semibold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M Italic" svg:font-family="'CM Italic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.1cm" fo:min-width="22.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cm" fo:min-width="0cm"/>
    </style:style>
    <style:style style:name="gr4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936cm" fo:min-width="7.58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655cm" fo:min-width="1.40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55cm" fo:min-width="0cm"/>
    </style:style>
    <style:style style:name="gr8" style:family="graphic" style:parent-style-name="standard">
      <style:graphic-properties draw:stroke="dash" draw:stroke-dash="Fine_20_Dotted" svg:stroke-width="0.102cm" draw:marker-start-width="0.452cm" draw:marker-end-width="0.452cm" draw:fill-color="#ffffff" draw:textarea-horizontal-align="justify" draw:textarea-vertical-align="middle" draw:auto-grow-height="false" fo:min-height="6.836cm" fo:min-width="7.48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44cm" fo:min-width="0cm"/>
    </style:style>
    <style:style style:name="gr10" style:family="graphic" style:parent-style-name="objectwithoutfill">
      <style:graphic-properties draw:fill="none" draw:fill-color="#ffffff" draw:textarea-horizontal-align="center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text-properties style:font-name="Courier 10 Pitch" fo:font-size="28pt" style:font-size-asian="28pt" style:font-size-complex="28pt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Courier 10 Pitch"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urier 10 Pitch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Courier 10 Pitch" fo:font-size="28pt" style:font-size-asian="28pt" style:font-size-complex="28pt"/>
    </style:style>
    <style:style style:name="T4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Courier 10 Pitch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2.86cm" svg:height="6.35cm" svg:x="9.0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4cm" svg:height="2.54cm" svg:x="11.787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085cm" svg:height="2.74cm" svg:x="9.515cm" svg:y="4.61cm">
          <draw:text-box>
            <text:p text:style-name="P3"><text:span text:style-name="T1">eth1</text:span></text:p>
            <text:p text:style-name="P4"><text:span text:style-name="T2">192.168.1.1</text:span></text:p>
          </draw:text-box>
        </draw:frame>
        <draw:custom-shape draw:style-name="gr4" draw:text-style-name="P2" xml:id="id2" draw:id="id2" draw:layer="layout" svg:width="11.43cm" svg:height="10.16cm" svg:x="1.99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9.223cm" svg:height="1.394cm" svg:x="3.265cm" svg:y="13.546cm">
          <draw:text-box>
            <text:p><text:span text:style-name="T3">192.168.0.0/16</text:span></text:p>
          </draw:text-box>
        </draw:frame>
        <draw:custom-shape draw:style-name="gr2" draw:text-style-name="P2" xml:id="id3" draw:id="id3" draw:layer="layout" svg:width="2.54cm" svg:height="2.54cm" svg:x="19.295cm" svg:y="7.35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499cm" svg:height="2.74cm" svg:x="17.316cm" svg:y="4.611cm">
          <draw:text-box>
            <text:p text:style-name="P3"><text:span text:style-name="T1">eth2</text:span></text:p>
            <text:p text:style-name="P4"><text:span text:style-name="T2">172.16.0.1</text:span></text:p>
          </draw:text-box>
        </draw:frame>
        <draw:custom-shape draw:style-name="gr2" draw:text-style-name="P2" xml:id="id5" draw:id="id5" draw:layer="layout" svg:width="2.54cm" svg:height="2.54cm" svg:x="26.821cm" svg:y="7.35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348cm" svg:height="2.74cm" svg:x="25.417cm" svg:y="4.612cm">
          <draw:text-box>
            <text:p text:style-name="P3"><text:span text:style-name="T1">eth3</text:span></text:p>
            <text:p text:style-name="P4"><text:span text:style-name="T2">10.0.0.1</text:span></text:p>
          </draw:text-box>
        </draw:frame>
        <draw:custom-shape draw:style-name="gr6" draw:text-style-name="P7" draw:layer="layout" svg:width="1.905cm" svg:height="1.905cm" svg:x="6.69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5.815cm" svg:height="2.105cm" svg:x="4.735cm" svg:y="18.08cm">
          <draw:text-box>
            <text:p text:style-name="P8"><text:span text:style-name="T4">server1</text:span></text:p>
            <text:p text:style-name="P9"><text:span text:style-name="T5">192.168.1.2</text:span></text:p>
          </draw:text-box>
        </draw:frame>
        <draw:custom-shape draw:style-name="gr8" draw:text-style-name="P2" xml:id="id4" draw:id="id4" draw:layer="layout" svg:width="11.43cm" svg:height="10.16cm" svg:x="14.88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9.223cm" svg:height="1.394cm" svg:x="16.153cm" svg:y="13.546cm">
          <draw:text-box>
            <text:p text:style-name="P4"><text:span text:style-name="T3">172.16.0.0/20</text:span></text:p>
          </draw:text-box>
        </draw:frame>
        <draw:custom-shape draw:style-name="gr6" draw:text-style-name="P7" draw:layer="layout" svg:width="1.905cm" svg:height="1.905cm" svg:x="19.578cm" svg:y="16.075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5.815cm" svg:height="2.105cm" svg:x="17.623cm" svg:y="18.08cm">
          <draw:text-box>
            <text:p text:style-name="P8"><text:span text:style-name="T4">server2</text:span></text:p>
            <text:p text:style-name="P9"><text:span text:style-name="T5">172.16.0.2</text:span></text:p>
          </draw:text-box>
        </draw:frame>
        <draw:custom-shape draw:style-name="gr8" draw:text-style-name="P2" xml:id="id6" draw:id="id6" draw:layer="layout" svg:width="11.43cm" svg:height="10.16cm" svg:x="28.39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9.223cm" svg:height="1.394cm" svg:x="29.502cm" svg:y="12.576cm">
          <draw:text-box>
            <text:p text:style-name="P4"><text:span text:style-name="T3">10.0.0.0/8</text:span></text:p>
          </draw:text-box>
        </draw:frame>
        <draw:custom-shape draw:style-name="gr6" draw:text-style-name="P7" draw:layer="layout" svg:width="1.905cm" svg:height="1.905cm" svg:x="30.991cm" svg:y="14.575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5.815cm" svg:height="2.105cm" svg:x="29.036cm" svg:y="16.58cm">
          <draw:text-box>
            <text:p text:style-name="P8"><text:span text:style-name="T4">client1</text:span></text:p>
            <text:p text:style-name="P9"><text:span text:style-name="T5">10.0.100.1</text:span></text:p>
          </draw:text-box>
        </draw:frame>
        <draw:custom-shape draw:style-name="gr6" draw:text-style-name="P7" draw:layer="layout" svg:width="1.905cm" svg:height="1.905cm" svg:x="34.965cm" svg:y="16.31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5.815cm" svg:height="2.105cm" svg:x="33.01cm" svg:y="18.315cm">
          <draw:text-box>
            <text:p text:style-name="P8"><text:span text:style-name="T4">client2</text:span></text:p>
            <text:p text:style-name="P9"><text:span text:style-name="T5">10.0.100.2</text:span></text:p>
          </draw:text-box>
        </draw:frame>
        <draw:connector draw:style-name="gr10" draw:text-style-name="P12" draw:layer="layout" draw:type="line" svg:x1="13.057cm" svg:y1="9.89cm" svg:x2="7.71cm" svg:y2="11.795cm" draw:start-shape="id1" draw:start-glue-point="2" draw:end-shape="id2" svg:d="M13057 9890l-5347 1905" svg:viewBox="0 0 5348 1906">
          <text:p/>
        </draw:connector>
        <draw:connector draw:style-name="gr10" draw:text-style-name="P12" draw:layer="layout" draw:type="line" svg:x1="20.565cm" svg:y1="9.891cm" svg:x2="20.598cm" svg:y2="11.795cm" draw:start-shape="id3" draw:start-glue-point="2" draw:end-shape="id4" draw:end-glue-point="4" svg:d="M20565 9891l33 1904" svg:viewBox="0 0 34 1905">
          <text:p/>
        </draw:connector>
        <draw:connector draw:style-name="gr10" draw:text-style-name="P12" draw:layer="layout" draw:type="line" svg:x1="28.091cm" svg:y1="9.892cm" svg:x2="34.111cm" svg:y2="11.795cm" draw:start-shape="id5" draw:start-glue-point="2" draw:end-shape="id6" draw:end-glue-point="4" svg:d="M28091 9892l6020 1903" svg:viewBox="0 0 6021 19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Regular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Courier 10 Pitch" svg:font-family="'Courier 10 Pitch'" style:font-pitch="fixed"/>
    <style:font-face style:name="CM LaTeX Typewriter1" svg:font-family="'CM LaTeX Typewriter'" style:font-family-generic="modern" style:font-pitch="fixed"/>
    <style:font-face style:name="Arial5" svg:font-family="Arial" style:font-pitch="variable"/>
    <style:font-face style:name="CM Caps and Small Caps" svg:font-family="'CM Caps and Small Caps'" style:font-pitch="variable"/>
    <style:font-face style:name="CM Concrete Caps and Small Caps" svg:font-family="'CM Concrete Caps and Small Caps'" style:font-pitch="variable"/>
    <style:font-face style:name="Arial4" svg:font-family="Arial" style:font-family-generic="modern" style:font-pitch="variable"/>
    <style:font-face style:name="CM LaTeX Typewriter" svg:font-family="'CM LaTeX Typewriter'" style:font-family-generic="modern" style:font-pitch="variable"/>
    <style:font-face style:name="Arial" svg:font-family="Arial" style:font-family-generic="roman" style:font-pitch="variable"/>
    <style:font-face style:name="CM Bright Semibold" svg:font-family="'CM Bright Semibold'" style:font-family-generic="roman" style:font-pitch="variable"/>
    <style:font-face style:name="CM Bright Semibold1" svg:font-family="'CM Bright Semibold'" style:font-adornments="Semibold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M Italic" svg:font-family="'CM Italic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meta:initial-creator>Borja Sotomayor</meta:initial-creator>
    <meta:creation-date>2009-03-16T11:34:38</meta:creation-date>
    <dc:date>2016-02-26T21:37:37.753902252</dc:date>
    <meta:printed-by>Borja Sotomayor</meta:printed-by>
    <meta:print-date>2009-03-31T15:15:10</meta:print-date>
    <meta:editing-cycles>30</meta:editing-cycles>
    <meta:editing-duration>P22DT15H7M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